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GB" officeooo:rsid="000419c2" officeooo:paragraph-rsid="000419c2"/>
    </style:style>
    <style:style style:name="P2" style:family="paragraph" style:parent-style-name="Standard">
      <style:text-properties fo:language="en" fo:country="GB" officeooo:rsid="000419c2" officeooo:paragraph-rsid="000419c2"/>
    </style:style>
    <style:style style:name="P3" style:family="paragraph" style:parent-style-name="Standard">
      <style:text-properties fo:color="#611729" fo:language="en" fo:country="GB" officeooo:rsid="000419c2" officeooo:paragraph-rsid="000419c2"/>
    </style:style>
    <style:style style:name="P4" style:family="paragraph" style:parent-style-name="Standard">
      <style:text-properties fo:color="#611729" fo:language="en" fo:country="GB" officeooo:rsid="000419c2" officeooo:paragraph-rsid="0009dd13"/>
    </style:style>
    <style:style style:name="P5" style:family="paragraph" style:parent-style-name="Standard">
      <style:text-properties fo:color="#611729" fo:language="en" fo:country="GB" officeooo:rsid="000419c2" officeooo:paragraph-rsid="000faead"/>
    </style:style>
    <style:style style:name="P6" style:family="paragraph" style:parent-style-name="Standard">
      <style:text-properties fo:color="#611729" fo:language="en" fo:country="GB" officeooo:rsid="000782ea" officeooo:paragraph-rsid="000782ea"/>
    </style:style>
    <style:style style:name="P7" style:family="paragraph" style:parent-style-name="Standard">
      <style:text-properties fo:color="#611729" fo:language="en" fo:country="GB" fo:font-style="normal" officeooo:rsid="000419c2" officeooo:paragraph-rsid="000c9148" style:font-style-asian="normal" style:font-style-complex="normal"/>
    </style:style>
    <style:style style:name="P8" style:family="paragraph" style:parent-style-name="Standard">
      <style:text-properties fo:color="#611729" fo:language="en" fo:country="GB" fo:font-style="normal" officeooo:rsid="000419c2" officeooo:paragraph-rsid="000fbc28" style:font-style-asian="normal" style:font-style-complex="normal"/>
    </style:style>
    <style:style style:name="P9" style:family="paragraph" style:parent-style-name="Standard">
      <style:text-properties fo:color="#611729" fo:language="en" fo:country="GB" fo:font-style="normal" officeooo:rsid="000419c2" officeooo:paragraph-rsid="0010bd54" style:font-style-asian="normal" style:font-style-complex="normal"/>
    </style:style>
    <style:style style:name="P10" style:family="paragraph" style:parent-style-name="Standard">
      <style:text-properties fo:color="#127622" officeooo:paragraph-rsid="0006e38a"/>
    </style:style>
    <style:style style:name="P11" style:family="paragraph" style:parent-style-name="Standard">
      <style:text-properties fo:color="#127622" fo:language="en" fo:country="GB" officeooo:rsid="00081ec7" officeooo:paragraph-rsid="0009dd13"/>
    </style:style>
    <style:style style:name="P12" style:family="paragraph" style:parent-style-name="Standard">
      <style:text-properties fo:color="#127622" fo:language="en" fo:country="GB" fo:font-style="normal" officeooo:rsid="000e76f3" officeooo:paragraph-rsid="000faead" style:font-style-asian="normal" style:font-style-complex="normal"/>
    </style:style>
    <style:style style:name="P13" style:family="paragraph" style:parent-style-name="Standard">
      <style:text-properties fo:color="#127622" fo:language="en" fo:country="GB" fo:font-style="normal" officeooo:rsid="000fbc28" officeooo:paragraph-rsid="000fbc28" style:font-style-asian="normal" style:font-style-complex="normal"/>
    </style:style>
    <style:style style:name="P14" style:family="paragraph" style:parent-style-name="Standard">
      <style:text-properties fo:color="#127622" fo:language="en" fo:country="GB" fo:font-style="normal" officeooo:rsid="0010bd54" officeooo:paragraph-rsid="0010bd54" style:font-style-asian="normal" style:font-style-complex="normal"/>
    </style:style>
    <style:style style:name="P15" style:family="paragraph" style:parent-style-name="Standard">
      <style:text-properties officeooo:paragraph-rsid="00080fea"/>
    </style:style>
    <style:style style:name="P16" style:family="paragraph" style:parent-style-name="Standard">
      <style:text-properties officeooo:paragraph-rsid="0009dd13"/>
    </style:style>
    <style:style style:name="P17" style:family="paragraph" style:parent-style-name="Standard">
      <style:text-properties officeooo:paragraph-rsid="000c9148"/>
    </style:style>
    <style:style style:name="T1" style:family="text">
      <style:text-properties fo:color="#611729"/>
    </style:style>
    <style:style style:name="T2" style:family="text">
      <style:text-properties fo:language="en" fo:country="GB" officeooo:rsid="0006e38a"/>
    </style:style>
    <style:style style:name="T3" style:family="text">
      <style:text-properties fo:font-style="italic" style:font-style-asian="italic" style:font-style-complex="italic"/>
    </style:style>
    <style:style style:name="T4" style:family="text">
      <style:text-properties fo:font-style="italic" fo:font-weight="normal" officeooo:rsid="004aa270" style:font-style-asian="italic" style:font-weight-asian="normal" style:font-style-complex="italic" style:font-weight-complex="normal"/>
    </style:style>
    <style:style style:name="T5" style:family="text">
      <style:text-properties fo:font-style="italic" fo:font-weight="normal" officeooo:rsid="00a95177" style:font-style-asian="italic" style:font-weight-asian="normal" style:font-style-complex="italic" style:font-weight-complex="normal"/>
    </style:style>
    <style:style style:name="T6" style:family="text">
      <style:text-properties fo:color="#127622"/>
    </style:style>
    <style:style style:name="T7" style:family="text">
      <style:text-properties fo:color="#127622" fo:font-style="italic" style:font-style-asian="italic" style:font-style-complex="italic"/>
    </style:style>
    <style:style style:name="T8" style:family="text">
      <style:text-properties fo:color="#127622" fo:language="en" fo:country="GB" officeooo:rsid="000782ea"/>
    </style:style>
    <style:style style:name="T9" style:family="text">
      <style:text-properties fo:color="#127622" fo:language="en" fo:country="GB" officeooo:rsid="00080fea"/>
    </style:style>
    <style:style style:name="T10" style:family="text">
      <style:text-properties fo:color="#127622" fo:language="en" fo:country="GB" officeooo:rsid="00081ec7"/>
    </style:style>
    <style:style style:name="T11" style:family="text">
      <style:text-properties fo:color="#127622" fo:language="en" fo:country="GB" officeooo:rsid="0009c644"/>
    </style:style>
    <style:style style:name="T12" style:family="text">
      <style:text-properties fo:color="#127622" fo:language="en" fo:country="GB" officeooo:rsid="0009dd13"/>
    </style:style>
    <style:style style:name="T13" style:family="text">
      <style:text-properties fo:color="#127622" fo:language="en" fo:country="GB" fo:font-style="italic" officeooo:rsid="00081ec7" style:font-style-asian="italic" style:font-style-complex="italic"/>
    </style:style>
    <style:style style:name="T14" style:family="text">
      <style:text-properties fo:color="#127622" fo:language="en" fo:country="GB" fo:font-style="italic" officeooo:rsid="000e76f3" style:font-style-asian="italic" style:font-style-complex="italic"/>
    </style:style>
    <style:style style:name="T15" style:family="text">
      <style:text-properties fo:color="#127622" fo:language="en" fo:country="GB" officeooo:rsid="000a8e2a"/>
    </style:style>
    <style:style style:name="T16" style:family="text">
      <style:text-properties fo:color="#127622" fo:language="en" fo:country="GB" fo:font-style="normal" officeooo:rsid="00081ec7" style:font-style-asian="normal" style:font-style-complex="normal"/>
    </style:style>
    <style:style style:name="T17" style:family="text">
      <style:text-properties fo:color="#127622" fo:language="en" fo:country="GB" fo:font-style="normal" officeooo:rsid="000c9148" style:font-style-asian="normal" style:font-style-complex="normal"/>
    </style:style>
    <style:style style:name="T18" style:family="text">
      <style:text-properties fo:color="#127622" fo:language="en" fo:country="GB" fo:font-style="normal" officeooo:rsid="000e76f3" style:font-style-asian="normal" style:font-style-complex="normal"/>
    </style:style>
    <style:style style:name="T19" style:family="text">
      <style:text-properties fo:color="#127622" fo:language="en" fo:country="GB" fo:font-style="normal" officeooo:rsid="000faead" style:font-style-asian="normal" style:font-style-complex="normal"/>
    </style:style>
    <style:style style:name="T20" style:family="text">
      <style:text-properties officeooo:rsid="000faead"/>
    </style:style>
    <style:style style:name="T21" style:family="text">
      <style:text-properties officeooo:rsid="000fbc28"/>
    </style:style>
    <style:style style:name="T22" style:family="text">
      <style:text-properties officeooo:rsid="00105fe0"/>
    </style:style>
    <style:style style:name="T23" style:family="text">
      <style:text-properties officeooo:rsid="0010bd54"/>
    </style:style>
    <style:style style:name="T24" style:family="text">
      <style:text-properties fo:font-weight="normal" style:font-weight-asian="normal" style:font-weight-complex="normal"/>
    </style:style>
    <style:style style:name="T25" style:family="text">
      <style:text-properties fo:font-weight="normal" officeooo:rsid="004aa270" style:font-weight-asian="normal" style:font-weight-complex="normal"/>
    </style:style>
    <style:style style:name="T26" style:family="text">
      <style:text-properties fo:font-weight="normal" officeooo:rsid="00a9517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is a well-documented manuscript that uses the FoRAM Index (FI) and Bayesian regression to assess water quality and stressors on reefs within Kāneʻohe Bay, O’ahu, Hawai'i—a coastal environment with a multi-decadal history of sewage discharge, reef dredging, and growing population pressure. The paper is a continuation of growing research into the health of coral reefs as assessed by analyses of benthic foraminifers—important, sensitive, bioindicators of coral reef health. Traditional reef monitoring efforts are time consuming and do not extend beyond few decades, at most, and time is running out for these important shallow water marine ecosystems. As corals continue to decline across the globe, it is important to turn toward bioindicators of reef health, as they can offer a rapid and cost-effective tool for distinguishing reefs that are capable of responding to conservation efforts, where traditional monitoring efforts fail. While I think this manuscript will eventually be worthy of publication, there are a number of issues with the methodology and the FI results that need to be addressed before publication can be warranted. Furthermore, there are some grammatical issues that must be remedied and a detailed edit is requested. </text:span><text:s/></text:p>
      <text:p text:style-name="P10"><text:span text:style-name="T2">Thank you for your very detailed review. We have incorporated your suggested changes on the clarification of our methodological approach in the manuscript and removed the grammatical issues. We think that our manuscript benefited profoundly from the raised questions and the resulting changes. </text:span></text:p>
      <text:p text:style-name="P1"/>
      <text:p text:style-name="P3">Specific comments linked to line numbers</text:p>
      <text:p text:style-name="P3"/>
      <text:p text:style-name="P3">Introduction</text:p>
      <text:p text:style-name="P3">Page 2, line 20: <text:s/>Be careful here as it sounds like you are introducing this methodology, which is an adoption of Hallock et al. (2003). Hallock and colleagues originally developed FI for reefs in Florida and the Caribbean and it has since been implemented in other regions with variable success. <text:s/>At least, you must make the reader understand that you are continuing work performed elsewhere using it, here, to show its applicability as a effective reef monitoring tool in Hawai'i.</text:p>
      <text:p text:style-name="P6"><text:span text:style-name="T6">We agree that the wording here was unfortunate and therefore changed the paragraph accordingly: </text:span><text:span text:style-name="T7">“Here we employ a low-cost approach to monitor anthropogenic stress on coral reef areas on Hawai'i and assess its suitability to complement existing monitoring programs. The methodological approach was initially developed for western Atlantic-Caribbean reefs (Hallock et al., 2003) but has since been successfully extended to reefal areas all over the world (Hallock, 2012).</text:span><text:span text:style-name="T3">”</text:span></text:p>
      <text:p text:style-name="P3"/>
      <text:p text:style-name="P3">Page 2, line 28: I think it would be helpful to add some important references detailing why the foram index was developed and where the FI has, and has not, been applicable. </text:p>
      <text:p text:style-name="P15"><text:span text:style-name="T8">We agree </text:span><text:span text:style-name="T9">that the motivation </text:span><text:span text:style-name="T10">for </text:span><text:span text:style-name="T9">and the applicability </text:span><text:span text:style-name="T10">of the Foram Index </text:span><text:span text:style-name="T9">are important issues. The references we </text:span><text:span text:style-name="T10">provide</text:span><text:span text:style-name="T9"> for the focal sentence </text:span><text:span text:style-name="T10">cover</text:span><text:span text:style-name="T9"> both, as Hallock et al. 2003 gives an overview about the underlying concepts and the methodology in general, and Hallock 2012 </text:span><text:span text:style-name="T10">provides a summary of the potential limitation. To further highlight both the underlying motivation and the limitations, we added a third reference that assesse</text:span><text:span text:style-name="T11">d</text:span><text:span text:style-name="T10"> the reliability of the Foram Index </text:span><text:span text:style-name="T15">and its applicability to non-Caribbean reefs </text:span><text:span text:style-name="T10">(Prazeres et al. 2020). </text:span></text:p>
      <text:p text:style-name="P3"/>
      <text:p text:style-name="P3">Page 4, line 14: you need to reference your decision to limit counts to 200 instead of the more robust 300 tests-per-sample. <text:s/>Likely Hallock et al. (2003)</text:p>
      <text:p text:style-name="P11">We added the reference (Dix 2002) that concludes that 200 specimen provide a useful compromise between the precision of larger samples and cost of processing. Hallock et al. 2003 is following the same reference and argumentation. </text:p>
      <text:p text:style-name="P11"/>
      <text:p text:style-name="P4">Page 4, lines 14 – 15 “If only fewer specimen were present in the subset, we repeated the picking procedure on a second 0.1 g subset from the sample.”</text:p>
      <text:p text:style-name="P4">This needs to be rewritten.</text:p>
      <text:p text:style-name="P16"><text:soft-page-break/><text:span text:style-name="T12">We agree and rewrote the paragraph. </text:span><text:span text:style-name="T10">The paragraph now states: </text:span><text:span text:style-name="T13">“Each sample was split into smaller subsets of approximately 0.1 g and weighed. We then used the first weighed subset of the sample to pick out foraminiferal specimen until we reached a number of 200 specimen (Dix, 2002). If less than 200 specimen were present in the subset, we repeated the picking procedure on a second 0.1 g subset from the sample. This procedure was repeated until 200 specimens were obtained or until the entire gram of sample was processed.”</text:span></text:p>
      <text:p text:style-name="P1"/>
      <text:p text:style-name="P3">Pages 4 –5, lines 32-2: “Where preservation was poor, specimens were omitted from the analysis (i.e, samples with more than one third of heavily broken specimens and missing or eroded tubulospines in calcarinids). Relative abundance (proportions of the subsample) and absolute abundance (numbers of specimens per gram of sediment) where calculated following standard procedures (Hallock et al., 2003).”</text:p>
      <text:p text:style-name="P5">The wording is confusing, here, and the methodology seems problematic and must be clearly detailed. <text:s/>How exactly did you determine poor preservation? <text:s/>What does heavily broken mean? <text:s/>Are these specimens beyond identifiable? <text:s/>If so you must state this and account for this assessment. Also, you mention specimens from the analyses. Were these individual specimens removed from the counts or were whole samples removed? <text:s/>The details are important, here, because if you are selectively removing specimens, then you are opening a mess of potential human bias and potentially skewing the statistics. </text:p>
      <text:p text:style-name="P5">Furthermore, you detail the omission of samples with calcarinids with missing or eroded tubulospines, yet there are no calcarinids that I can see in your data in Table 1. <text:s/>I could be mistaken, of course, but this leads me to conclude that calcarinids, important LBF, were all abraded and removed and not part of the statistical analyses, yet were clearly in the sediments. <text:s/>If anything, you can mark these tests as present and unidentifiable calcarinids, as this is enough for assessment in the FI functional groupings. <text:s/>This needs to be carefully considered because it raises red flags for the rest of your analysis. <text:s/>It will not change the FI for samples 1 – 6 but could alter others. <text:s/>Please re-write and clarify.</text:p>
      <text:p text:style-name="P17"><text:span text:style-name="T16">T</text:span><text:span text:style-name="T17">hank you for pointing this out. During the picking process, we removed all individual specimen that were to reworked or broken to be identified to genus level. This procedure follows the recommendation of Hallock et al. 2003 and should not introduce bias (it actually tries to remove bias as heavily reworked specimen are more likely to cover longer time scales than it is relevant for the assessment, therefore skewing the live-dead assemblage baseline for the Foram Index). </text:span><text:span text:style-name="T18">We were trying to explain this procedure by providing the calcarinids as an example, even though no calcarinids were present in our samples. We agree that this was poor wording and might cause confusion. We therefore rewrote the paragraph </text:span><text:span text:style-name="T19">and added two references</text:span><text:span text:style-name="T18">: </text:span><text:span text:style-name="T14">“Badly broken or possibly reworked specimen, which could not be identified to genus level, were omitted from the analysis ((Hallock et al., 2003; Prazeres et al., 2020).”</text:span></text:p>
      <text:p text:style-name="P17"><text:span text:style-name="T14"/></text:p>
      <text:p text:style-name="P7">Results:</text:p>
      <text:p text:style-name="P7"/>
      <text:p text:style-name="P7">Page 6, lines 12 – 17: “Sample 13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6 12, 13) are dominated by small heterotrophic genera, the three samples in the middle sector (7, 8, 17 10) show an equal distribution between heterotrophic and symbiont-bearing taxa.”</text:p>
      <text:p text:style-name="P7">According to Table 1, this is not quite correct. <text:s/>Sample 7 is also dominated by symbiont-bearers. <text:s/>You calculate sample 7 as having a FI of &lt; 8, but according to Table 1 it has an FI of 10, like samples 1 – 3, 5 and 6. I recommend double checking all calculations and make sure Table 1 is accurate and complete. <text:s/></text:p>
      <text:p text:style-name="P12">We doubled checked <text:span text:style-name="T20">Table 1 and made it visually more appealing/ easier to read. We found that our calculations are correct. For example, sample 7 has 56% symbion-bearing, 44% other-small, and </text:span><text:soft-page-break/><text:span text:style-name="T20">0% opportunistic taxa. If we calculate the FI </text:span><text:span text:style-name="T21">for sample 7</text:span><text:span text:style-name="T20"> using the equation given under “Sampling treatment” in the methods section, we get </text:span><text:span text:style-name="T21">(10 x 0.56) + (0) + (2 x 0.44) = 6.51. By adding the overall groups (symbiont-bearing, other small taxa, opportunistic) to the header of Table 1, it now should be easier to estimate this for the reader. </text:span></text:p>
      <text:p text:style-name="P12"/>
      <text:p text:style-name="P7">I agree that the FI values of 10 for samples 1 – 3, 5 – 6 (and 7) are suspect. You explain possible explanations but in coastal waters with anthropogenic stressors, it is hard to fathom not a single count for at least opportunistic species. <text:s/>Before publication I would recommend having a secondary collector go through all picked subsamples and keep a close eye for small tests. <text:s/>You are correct that it will not change the fact that these samples have high FI values, but it will help alleviate suspicion in your results to show your attention to detail in assessing this unusual finding. <text:s/></text:p>
      <text:p text:style-name="P13">We agree and tried to find a secondary collector go through the samples (this is the reason why this revision took a bit longer). Unfortunately, there is currently no second researcher with the required expertise at the department where the samples are stored. We therefore checked the focal samples a second time by ourselves and indeed found some smaller taxa for sample <text:span text:style-name="T22">1, 2, 4, and </text:span><text:span text:style-name="T23">5</text:span><text:span text:style-name="T22"> (however no smaller taxa for sample </text:span><text:span text:style-name="T23">3 and 6). The overall findings are not effected by this. We updated all figures, tables as well as our analysis with these new entries. </text:span></text:p>
      <text:p text:style-name="P13"/>
      <text:p text:style-name="P8">Discussion:</text:p>
      <text:p text:style-name="P8"/>
      <text:p text:style-name="P8">Page 8, lines 8 – 20: “In this study, 5 samples (1 to 5) recorded a FI value of 10 in the outer bay of Kāneʻohe, mainly consisting of lens-shaped amphisteginids and heterosteginids.” </text:p>
      <text:p text:style-name="P8">According to Table 1, samples 1 – 3 and 5 – 7, <text:s/>and not samples 1 – 5. <text:s/>Please correct and double check all calculations throughout. If this is the case all sections related to table one must be carefully assessed and rewritten before re-submission.</text:p>
      <text:p text:style-name="P14">Thank you for spotting this error. We changed the sentence to : <text:span text:style-name="T3">“</text:span><text:span text:style-name="T4">In this study, 5 samples (1, </text:span><text:span text:style-name="T5">2, 3, 5, 62</text:span><text:span text:style-name="T4">) recorded a FI value of </text:span><text:span text:style-name="T5">approximately </text:span><text:span text:style-name="T4">10 in the outer bay of Kāneʻohe, mainly consisting of lens-shaped amphisteginids and heterosteginids.” </text:span><text:span text:style-name="T24">As discussed above, Table 1 itself is correct but has been (visually) updated to guide the reader better through the results. </text:span></text:p>
      <text:p text:style-name="P14"><text:span text:style-name="T24"/></text:p>
      <text:p text:style-name="P9"><text:span text:style-name="T24">Figures and tables</text:span></text:p>
      <text:p text:style-name="P9"><text:span text:style-name="T24"/></text:p>
      <text:p text:style-name="P9"><text:span text:style-name="T24">Table 1: </text:span></text:p>
      <text:p text:style-name="P9"><text:span text:style-name="T24"><text:s text:c="4"/>• Clean up right column heading </text:span></text:p>
      <text:p text:style-name="P9"><text:span text:style-name="T24"><text:s text:c="4"/>• Extend the third orizontal dividing line to the left margin.</text:span></text:p>
      <text:p text:style-name="P9"><text:span text:style-name="T24"><text:s text:c="4"/>• Check all data and accurately report findings within the text (see notes above on sample 7)</text:span></text:p>
      <text:p text:style-name="P9"><text:span text:style-name="T24"/></text:p>
      <text:p text:style-name="P9"><text:span text:style-name="T24">Figure 1 Map: add a north arrow. <text:s/></text:span></text:p>
      <text:p text:style-name="P9"><text:span text:style-name="T24"/></text:p>
      <text:p text:style-name="P9"><text:span text:style-name="T24">Figure 2:</text:span></text:p>
      <text:p text:style-name="P9"><text:span text:style-name="T24"><text:s text:c="4"/>• Illegible—text size should be increased. </text:span></text:p>
      <text:p text:style-name="P9"><text:span text:style-name="T24"/></text:p>
      <text:p text:style-name="P9"><text:span text:style-name="T24">Figure 3: Nice figure but increase text size in margins. <text:s/></text:span></text:p>
      <text:p text:style-name="P9"><text:span text:style-name="T24"/></text:p>
      <text:p text:style-name="P9"><text:span text:style-name="T24">Figure 4: </text:span></text:p>
      <text:p text:style-name="P9"><text:span text:style-name="T24"><text:s text:c="4"/>• Check all values and replot if necessary</text:span></text:p>
      <text:p text:style-name="P9"><text:span text:style-name="T24"><text:s text:c="4"/>• Increase text size for number values in x and y axes</text:span></text:p>
      <text:p text:style-name="P9"><text:span text:style-name="T24"/></text:p>
      <text:p text:style-name="P9"><text:span text:style-name="T24">General figure comment: Recommend making text size consistent among all figures, if possible.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10-18T09:25:52.485158307</meta:creation-date>
    <dc:date>2021-10-19T10:50:35.516187932</dc:date>
    <dc:creator>Gregor Mathes</dc:creator>
    <meta:editing-duration>PT5H18M36S</meta:editing-duration>
    <meta:editing-cycles>3</meta:editing-cycles>
    <meta:generator>LibreOffice/6.4.7.2$Linux_X86_64 LibreOffice_project/40$Build-2</meta:generator>
    <meta:document-statistic meta:table-count="0" meta:image-count="0" meta:object-count="0" meta:page-count="3" meta:paragraph-count="40" meta:word-count="1786" meta:character-count="10897" meta:non-whitespace-character-count="9076"/>
  </office:meta>
</office:document-meta>
</file>